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Aahs" svg:font-family="Aahs"/>
    <style:font-face style:name="Georgia2" svg:font-family="Georgia, serif"/>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hadow="none"/>
    </style:style>
    <style:style style:name="Tabelle18.A" style:family="table-column">
      <style:table-column-properties style:column-width="13.471cm" style:rel-column-width="46462*"/>
    </style:style>
    <style:style style:name="Tabelle18.B" style:family="table-column">
      <style:table-column-properties style:column-width="5.53cm" style:rel-column-width="19073*"/>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20"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1" style:family="table" style:master-page-name="">
      <style:table-properties style:width="19.001cm" style:page-number="0" fo:break-before="auto" fo:break-after="auto" table:align="margins" fo:background-color="transparent" style:shadow="none"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P1" style:family="paragraph" style:parent-style-name="Contents_20_1">
      <style:paragraph-properties>
        <style:tab-stops>
          <style:tab-stop style:position="19.001cm" style:type="right" style:leader-style="dotted" style:leader-text="."/>
        </style:tab-stops>
      </style:paragraph-properties>
    </style:style>
    <style:style style:name="P2" style:family="paragraph" style:parent-style-name="Contents_20_2">
      <style:paragraph-properties>
        <style:tab-stops>
          <style:tab-stop style:position="18.501cm" style:type="right" style:leader-style="dotted" style:leader-text="."/>
        </style:tab-stops>
      </style:paragraph-properties>
    </style:style>
    <style:style style:name="P3" style:family="paragraph" style:parent-style-name="Contents_20_3">
      <style:paragraph-properties>
        <style:tab-stops>
          <style:tab-stop style:position="18.002cm" style:type="right" style:leader-style="dotted" style:leader-text="."/>
        </style:tab-stops>
      </style:paragraph-properties>
    </style:style>
    <style:style style:name="P4" style:family="paragraph" style:parent-style-name="Table_20_Contents" style:list-style-name="L1"/>
    <style:style style:name="P5" style:family="paragraph" style:parent-style-name="Table_20_Contents">
      <style:text-properties style:font-name="Georgia1" style:font-name-asian="DejaVu Sans" style:font-name-complex="DejaVu Sans"/>
    </style:style>
    <style:style style:name="P6" style:family="paragraph" style:parent-style-name="Table_20_Contents" style:list-style-name="L1">
      <style:text-properties style:font-name="Georgia1" style:font-name-asian="DejaVu Sans" style:font-name-complex="DejaVu Sans"/>
    </style:style>
    <style:style style:name="P7" style:family="paragraph" style:parent-style-name="Table_20_Contents" style:list-style-name="L1">
      <style:text-properties style:font-name="Georgia1" fo:background-color="transparent" style:font-name-asian="DejaVu Sans" style:font-name-complex="DejaVu Sans"/>
    </style:style>
    <style:style style:name="P8" style:family="paragraph" style:parent-style-name="Table_20_Contents" style:list-style-name="L1">
      <style:text-properties style:font-name="Georgia1" fo:background-color="#ffff00" style:font-name-asian="DejaVu Sans" style:font-name-complex="DejaVu Sans"/>
    </style:style>
    <style:style style:name="P9"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0"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11"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12"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13"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15"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6" style:family="paragraph" style:parent-style-name="Text_20_body">
      <style:text-properties fo:background-color="#ffff00"/>
    </style:style>
    <style:style style:name="P17" style:family="paragraph" style:parent-style-name="Text_20_body">
      <style:text-properties style:font-name="Georgia1"/>
    </style:style>
    <style:style style:name="P18" style:family="paragraph" style:parent-style-name="Text_20_body">
      <style:text-properties style:font-name="Georgia1" fo:background-color="#ff0000"/>
    </style:style>
    <style:style style:name="P19" style:family="paragraph" style:parent-style-name="Text_20_body" style:list-style-name="L2"/>
    <style:style style:name="P20"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1" style:family="paragraph" style:parent-style-name="Text_20_body" style:master-page-name="">
      <style:paragraph-properties style:page-number="auto"/>
    </style:style>
    <style:style style:name="P22" style:family="paragraph" style:parent-style-name="Text_20_body" style:master-page-name="">
      <style:paragraph-properties style:page-number="auto"/>
      <style:text-properties style:font-name="Georgia1"/>
    </style:style>
    <style:style style:name="P23" style:family="paragraph" style:parent-style-name="Text_20_body" style:list-style-name="L2" style:master-page-name="">
      <style:paragraph-properties style:page-number="auto"/>
    </style:style>
    <style:style style:name="P24" style:family="paragraph" style:parent-style-name="Text_20_body" style:master-page-name="">
      <style:paragraph-properties style:page-number="auto"/>
      <style:text-properties style:font-name="Georgia1" fo:background-color="#ffff00"/>
    </style:style>
    <style:style style:name="P25" style:family="paragraph" style:parent-style-name="Footer_20_left">
      <style:paragraph-properties fo:text-align="end" style:justify-single-word="false"/>
      <style:text-properties fo:font-size="8pt" style:font-size-asian="8pt" style:font-size-complex="8pt"/>
    </style:style>
    <style:style style:name="P26" style:family="paragraph" style:parent-style-name="Footer_20_left" style:master-page-name="">
      <style:paragraph-properties style:page-number="auto"/>
      <style:text-properties fo:font-size="8pt" style:font-size-asian="8pt" style:font-size-complex="8pt"/>
    </style:style>
    <style:style style:name="P27" style:family="paragraph" style:parent-style-name="Heading_20_1">
      <style:paragraph-properties fo:break-before="page"/>
    </style:style>
    <style:style style:name="P28" style:family="paragraph" style:parent-style-name="Heading_20_1" style:master-page-name="">
      <style:paragraph-properties style:page-number="auto" fo:break-before="page"/>
    </style:style>
    <style:style style:name="P29" style:family="paragraph" style:parent-style-name="Heading_20_2">
      <style:paragraph-properties fo:margin-top="0.423cm" fo:margin-bottom="0.212cm"/>
    </style:style>
    <style:style style:name="P30" style:family="paragraph" style:parent-style-name="Heading_20_2">
      <style:paragraph-properties fo:margin-top="0.423cm" fo:margin-bottom="0.212cm"/>
      <style:text-properties fo:background-color="transparent"/>
    </style:style>
    <style:style style:name="P31" style:family="paragraph" style:parent-style-name="Heading_20_3">
      <style:text-properties style:font-name="Nimbus Sans L" style:font-name-asian="DejaVu Sans" style:font-name-complex="DejaVu Sans"/>
    </style:style>
    <style:style style:name="P32"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3"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4"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T1" style:family="text">
      <style:text-properties style:font-name="Nimbus Roman No9 L"/>
    </style:style>
    <style:style style:name="T2" style:family="text">
      <style:text-properties style:font-name="Nimbus Sans L" style:font-name-asian="DejaVu Sans" style:font-name-complex="DejaVu Sans"/>
    </style:style>
    <style:style style:name="T3" style:family="text">
      <style:text-properties style:font-name="Nimbus Sans L" fo:background-color="transparent" style:font-name-asian="DejaVu Sans" style:font-name-complex="DejaVu Sans"/>
    </style:style>
    <style:style style:name="T4" style:family="text">
      <style:text-properties style:font-name-asian="DejaVu Sans" style:font-name-complex="DejaVu Sans"/>
    </style:style>
    <style:style style:name="T5" style:family="text">
      <style:text-properties fo:background-color="#ffff00"/>
    </style:style>
    <style:style style:name="T6" style:family="text">
      <style:text-properties style:font-name="Courier New"/>
    </style:style>
    <style:style style:name="T7" style:family="text">
      <style:text-properties style:font-name="Courier New" fo:font-weight="bold" style:font-weight-asian="bold" style:font-weight-complex="bold"/>
    </style:style>
    <style:style style:name="T8" style:family="text">
      <style:text-properties fo:background-color="transparent"/>
    </style:style>
    <style:style style:name="T9" style:family="text">
      <style:text-properties fo:background-color="transparent" style:font-name-asian="DejaVu Sans" style:font-name-complex="DejaVu Sans"/>
    </style:style>
    <style:style style:name="T10" style:family="text">
      <style:text-properties style:font-name="Georgia1"/>
    </style:style>
    <style:style style:name="T11" style:family="text">
      <style:text-properties style:font-name="Georgia1" style:font-name-asian="DejaVu Sans" style:font-name-complex="DejaVu Sans"/>
    </style:style>
    <style:style style:name="T12" style:family="text">
      <style:text-properties fo:font-weight="bold"/>
    </style:style>
    <style:style style:name="T13" style:family="text">
      <style:text-properties style:font-weight-asian="bold"/>
    </style:style>
    <style:style style:name="T14" style:family="text">
      <style:text-properties style:font-weight-complex="bol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1 This Document<text:tab/>2</text:p>
          <text:p text:style-name="P2">1.1 Aim and Audience<text:tab/>2</text:p>
          <text:p text:style-name="P2">1.2 Other Documentation of TFTASolver<text:tab/>2</text:p>
          <text:p text:style-name="P2">1.3 Copyright / License<text:tab/>2</text:p>
          <text:p text:style-name="P2">1.4 Contact to the Author / Project Homepage<text:tab/>2</text:p>
          <text:p text:style-name="P1">2 Important Algorithms in TFTASolver<text:tab/>3</text:p>
          <text:p text:style-name="P2">2.1 Functional Description (Overview)<text:tab/>3</text:p>
          <text:p text:style-name="P2">2.2 Unit uTFTALogic<text:tab/>3</text:p>
          <text:p text:style-name="P3">2.2.1 ANDFalse<text:tab/>3</text:p>
          <text:p text:style-name="P3">2.2.2 ANDTrue<text:tab/>3</text:p>
          <text:p text:style-name="P3">2.2.3 GenericUpdateObject<text:tab/>3</text:p>
          <text:p text:style-name="P3">2.2.4 LawOfCompleteness<text:tab/>4</text:p>
          <text:p text:style-name="P3">2.2.5 LawOfIdempotency<text:tab/>4</text:p>
          <text:p text:style-name="P3">2.2.6 LawOfNonrecurrence<text:tab/>4</text:p>
          <text:p text:style-name="P3">2.2.7 NOTFalseTrue<text:tab/>5</text:p>
          <text:p text:style-name="P3">2.2.8 NOTNOT<text:tab/>5</text:p>
          <text:p text:style-name="P3">2.2.9 ORXORFalse<text:tab/>6</text:p>
          <text:p text:style-name="P3">2.2.10 ORXORTrue<text:tab/>6</text:p>
          <text:p text:style-name="P3">2.2.11 PANDFalse<text:tab/>6</text:p>
          <text:p text:style-name="P3">2.2.12 PANDMultiples<text:tab/>6</text:p>
          <text:p text:style-name="P3">2.2.13 PANDPANDTransform<text:tab/>6</text:p>
          <text:p text:style-name="P3">2.2.14 SANDFalse<text:tab/>7</text:p>
          <text:p text:style-name="P3">2.2.15 SANDPANDTransform<text:tab/>7</text:p>
          <text:p text:style-name="P3">2.2.16 SimplificationLoop<text:tab/>8</text:p>
          <text:p text:style-name="P3">2.2.17 SortOperands<text:tab/>8</text:p>
          <text:p text:style-name="P3">2.2.18 &lt;XXX&gt;Split<text:tab/>9</text:p>
          <text:p text:style-name="P2">2.3 Unit uTFTAExpression<text:tab/>9</text:p>
          <text:p text:style-name="P3">2.3.1 Simplify<text:tab/>9</text:p>
          <text:p text:style-name="P2">2.4 Unit uTFTAObject<text:tab/>10</text:p>
          <text:p text:style-name="P2">2.5 Unit uTFTAFormTFTASolver<text:tab/>10</text:p>
        </text:index-body>
      </text:table-of-content>
      <text:p text:style-name="Standard"/>
      <text:h text:style-name="P27"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me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5">(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ti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1">Via Email: <text:tab/><text:a xlink:type="simple" xlink:href="mailto:sjschilling@gmx.net?subject=TFTASolver"><text:span text:style-name="T7">sjschilling@gmx.net</text:span></text:a><text:span text:style-name="T6"><text:tab/><text:tab/></text:span><text:span text:style-name="T10">or</text:span><text:span text:style-name="T6"> <text:tab/></text:span><text:tab/></text:p>
      <text:p text:style-name="Text_20_body"><text:span text:style-name="T6"><text:tab/><text:tab/></text:span><text:a xlink:type="simple" xlink:href="mailto:sjschilling@users.berlios.de?subject=TFTASolver"><text:span text:style-name="T7">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7">0xC7A9A4BB</text:span></text:a> <text:s text:c="2"/>.</text:p>
      <text:p text:style-name="Text_20_body">More information may be found at the project's homepage at <text:a xlink:type="simple" xlink:href="http://tftasolver.berlios.de/"><text:span text:style-name="T7">http://tftasolver.berlios.de</text:span></text:a> <text:s text:c="2"/><text:span text:style-name="T5">(TBD).</text:span></text:p>
      <text:h text:style-name="P28" text:outline-level="1">Important Algorithms in TFTASolver</text:h>
      <text:h text:style-name="Heading_20_2" text:outline-level="2">Functional Description (Overview)</text:h>
      <text:p text:style-name="P16">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1712451643" text:style-name="L1">
                <text:list-header>
                  <text:p text:style-name="P10">Explanation</text:p>
                </text:list-header>
              </text:list>
            </table:table-cell>
            <table:table-cell table:style-name="Tabelle2.B1" office:value-type="string">
              <text:list xml:id="list1824196490" text:continue-numbering="true" text:style-name="L1">
                <text:list-header>
                  <text:p text:style-name="P10">Example</text:p>
                </text:list-header>
              </text:list>
            </table:table-cell>
          </table:table-row>
        </table:table-header-rows>
        <table:table-row>
          <table:table-cell table:style-name="Tabelle2.A2" office:value-type="string">
            <text:list xml:id="list1953757783" text:continue-list="list1824196490" text:style-name="L1">
              <text:list-item text:start-value="1">
                <text:p text:style-name="P6">Check if given term is of type AND; if not then exit.</text:p>
              </text:list-item>
              <text:list-item>
                <text:p text:style-name="P6">Unset flag.</text:p>
              </text:list-item>
              <text:list-item>
                <text:p text:style-name="P6">For each operand of the given term do: if operand = False, then set flag.</text:p>
                <text:p text:style-name="P6"/>
                <text:p text:style-name="P6"/>
              </text:list-item>
              <text:list-item>
                <text:p text:style-name="P6">If flag is set then given term = False</text:p>
              </text:list-item>
            </text:list>
          </table:table-cell>
          <table:table-cell table:style-name="Tabelle2.B2" office:value-type="string">
            <text:list xml:id="list1767011563" text:continue-numbering="true" text:style-name="L1">
              <text:list-header>
                <text:p text:style-name="P11">AND[ W,False,Y,Z ]</text:p>
                <text:p text:style-name="P6"/>
                <text:p text:style-name="P11">W &lt;&gt; False → flag = 0,</text:p>
                <text:p text:style-name="P11">False = False → flag = 1, ...</text:p>
                <text:p text:style-name="P11"/>
                <text:p text:style-name="P11">False</text:p>
              </text:list-header>
            </text:list>
          </table:table-cell>
        </table:table-row>
      </table:table>
      <text:h text:style-name="P32"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587168726" text:continue-numbering="true" text:style-name="L1">
                <text:list-header>
                  <text:p text:style-name="P10">Explanation</text:p>
                </text:list-header>
              </text:list>
            </table:table-cell>
            <table:table-cell table:style-name="Tabelle6.B1" office:value-type="string">
              <text:list xml:id="list1839089528" text:continue-numbering="true" text:style-name="L1">
                <text:list-header>
                  <text:p text:style-name="P10">Example</text:p>
                </text:list-header>
              </text:list>
            </table:table-cell>
          </table:table-row>
        </table:table-header-rows>
        <table:table-row>
          <table:table-cell table:style-name="Tabelle6.A2" office:value-type="string">
            <text:list xml:id="list1915136364" text:continue-list="list1839089528" text:style-name="L1">
              <text:list-item text:start-value="1">
                <text:p text:style-name="P6">Check if given term <text:s/>is of type AND; if not then exit.</text:p>
              </text:list-item>
              <text:list-item>
                <text:p text:style-name="P6">For each operand of the given term do: if operand = True, then remove operand from given term.</text:p>
              </text:list-item>
              <text:list-item>
                <text:p text:style-name="P6">If only one operand in given term left, then given term = operand</text:p>
              </text:list-item>
              <text:list-item>
                <text:p text:style-name="P6">else if no operand in given term left, then given term = <text:s/>True</text:p>
              </text:list-item>
              <text:list-item>
                <text:p text:style-name="P6">exit.</text:p>
              </text:list-item>
            </text:list>
          </table:table-cell>
          <table:table-cell table:style-name="Tabelle6.B2" office:value-type="string">
            <text:list xml:id="list1146801447" text:continue-numbering="true" text:style-name="L1">
              <text:list-header>
                <text:p text:style-name="P11">AND[ W,True,Y,Z ]</text:p>
                <text:p text:style-name="P11">W &lt;&gt; True, </text:p>
                <text:p text:style-name="P11">True = True → OR[ W,Y,Z ]</text:p>
                <text:p text:style-name="P11"/>
                <text:p text:style-name="P14"/>
              </text:list-header>
            </text:list>
          </table:table-cell>
        </table:table-row>
      </table:table>
      <text:h text:style-name="P32" text:outline-level="3">GenericUpdateObject</text:h>
      <text:p text:style-name="Text_20_body">Functionality: Modifies a given event to point to another event in EventList, which was found to be logicall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esign was chosen: Each event has a fal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ext:soft-page-break/>
          <table:table-row table:style-name="Tabelle7.1">
            <table:table-cell table:style-name="Tabelle7.A1" office:value-type="string">
              <text:list xml:id="list768181626" text:continue-numbering="true" text:style-name="L1">
                <text:list-header>
                  <text:p text:style-name="P10">Explanation</text:p>
                </text:list-header>
              </text:list>
            </table:table-cell>
            <table:table-cell table:style-name="Tabelle7.B1" office:value-type="string">
              <text:list xml:id="list940199209" text:continue-numbering="true" text:style-name="L1">
                <text:list-header>
                  <text:p text:style-name="P10">Example</text:p>
                </text:list-header>
              </text:list>
            </table:table-cell>
          </table:table-row>
        </table:table-header-rows>
        <table:table-row>
          <table:table-cell table:style-name="Tabelle7.A2" office:value-type="string">
            <text:list xml:id="list2157600996" text:continue-list="list940199209" text:style-name="L1">
              <text:list-item text:start-value="1">
                <text:p text:style-name="P6">Set given term pointer to updated event </text:p>
              </text:list-item>
              <text:list-item>
                <text:p text:style-name="P6">Set given term flag “NeedsToBeUpdated”</text:p>
              </text:list-item>
              <text:list-item>
                <text:p text:style-name="P6">Reread the pointer which showed to the given event, this triggers a routine within the given events list of children (type: TTFTAList) to “re-point” to the new event.</text:p>
              </text:list-item>
              <text:list-item>
                <text:p text:style-name="P6">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1119172590" text:continue-numbering="true" text:style-name="L1">
              <text:list-item>
                <text:list>
                  <text:list-item>
                    <text:list>
                      <text:list-header>
                        <text:p text:style-name="P11">---</text:p>
                      </text:list-header>
                    </text:list>
                  </text:list-item>
                </text:list>
                <text:p text:style-name="P11"/>
                <text:p text:style-name="P11"/>
                <text:p text:style-name="P14"/>
              </text:list-item>
            </text:list>
          </table:table-cell>
        </table:table-row>
      </table:table>
      <text:h text:style-name="P32" text:outline-level="3">LawOfCompleteness</text:h>
      <text:p text:style-name="P22"><text:span text:style-name="T4">Functionality: Apply temporal logic's law of completeness.</text:span></text:p>
      <text:p text:style-name="P17"><text:span text:style-name="T4">Background: In order to reduce the combinatorical blow-up of events / objects AND terms are only transformed according to the law of completeness if at least one of the operands is not a basic event, i.e. AND terms of only bsaic events are not transformed.</text:span></text:p>
      <text:p text:style-name="P18"><text:span text:style-name="T4">WHAT ABOUT NEGATED ELEMENTS?</text:span></text:p>
      <text:p text:style-name="Text_20_body">Example: AND[ X, PAND[ Y,Z ] ] → XOR[ PAND[ X,PAND[ Y,Z ] ], PAND[ PAND[ Y,Z ],X ], SAND [ X,PAND[ Y,Z ] ] ]</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841285760" text:continue-numbering="true" text:style-name="L1">
                <text:list-header>
                  <text:p text:style-name="P10">Explanation</text:p>
                </text:list-header>
              </text:list>
            </table:table-cell>
            <table:table-cell table:style-name="Tabelle14.B1" office:value-type="string">
              <text:list xml:id="list998103135" text:continue-numbering="true" text:style-name="L1">
                <text:list-header>
                  <text:p text:style-name="P10">Example</text:p>
                </text:list-header>
              </text:list>
            </table:table-cell>
          </table:table-row>
        </table:table-header-rows>
        <table:table-row>
          <table:table-cell table:style-name="Tabelle14.A2" office:value-type="string">
            <text:list xml:id="list140952101" text:continue-list="list998103135" text:style-name="L1">
              <text:list-item text:start-value="1">
                <text:p text:style-name="P6">Check if given term is of type AND; if not then exit.</text:p>
              </text:list-item>
              <text:list-item>
                <text:p text:style-name="P6">Check if at least one operand of given term is no basic event; if not then exit.</text:p>
              </text:list-item>
              <text:list-item>
                <text:p text:style-name="P6">If given term has more than two operands, then call ANDSplit on the given term.</text:p>
              </text:list-item>
              <text:list-item>
                <text:p text:style-name="P6">Check if in EventList there is a event identical to the final outcome of the planned transformation.</text:p>
              </text:list-item>
              <text:list-item>
                <text:p text:style-name="P6">If yes, then set given term to this existing event and exit.</text:p>
              </text:list-item>
              <text:list-item>
                <text:p text:style-name="P6">Set op1 = first operand of given term and op2 = second operand of given term.</text:p>
              </text:list-item>
              <text:list-item>
                <text:p text:style-name="P6">For each of the planned new subterms (with PAND[ op1,op2 ] and PAND[ op2,op1 ] and SAND[ op1,op2 ] ) do</text:p>
                <text:list>
                  <text:list-item>
                    <text:p text:style-name="P6">check if in EventList there is such an event,</text:p>
                  </text:list-item>
                  <text:list-item>
                    <text:p text:style-name="P6">if yes, then subterm = this existing event,</text:p>
                  </text:list-item>
                  <text:list-item>
                    <text:p text:style-name="P6">else create subterm as new TTFTAObject.</text:p>
                  </text:list-item>
                </text:list>
              </text:list-item>
              <text:list-item>
                <text:p text:style-name="P6">Rebuild given term as term of type XOR with the three subterms as new children.</text:p>
              </text:list-item>
            </text:list>
          </table:table-cell>
          <table:table-cell table:style-name="Tabelle14.B2" office:value-type="string">
            <text:list xml:id="list1775531391" text:continue-numbering="true" text:style-name="L1">
              <text:list-header>
                <text:p text:style-name="P11">AND[ X, PAND[ Y,Z ] ]</text:p>
              </text:list-header>
            </text:list>
            <text:p text:style-name="P9"/>
            <text:p text:style-name="P9"/>
            <text:p text:style-name="P9"/>
            <text:p text:style-name="P9"/>
            <text:p text:style-name="P9"/>
            <text:p text:style-name="P9"/>
            <text:p text:style-name="P15">op1 = X ; op2 = PAND[ Y,Z ]</text:p>
            <text:p text:style-name="P15"/>
            <text:p text:style-name="P15">sub1 = PAND[ X,PAND[ Y,Z ] ]</text:p>
            <text:p text:style-name="P15">sub2 = PAND[ PAND[ Y,Z ],X ]</text:p>
            <text:p text:style-name="P15">sub3 = SAND[ X,PAND[ Y,Z ] ]</text:p>
            <text:p text:style-name="P13"/>
            <text:p text:style-name="P13"/>
            <text:p text:style-name="P15">XOR[ sub1, sub2, sub3 ]</text:p>
          </table:table-cell>
        </table:table-row>
      </table:table>
      <text:h text:style-name="P33" text:outline-level="3">LawOfIdempotency</text:h>
      <text:p text:style-name="P22"><text:span text:style-name="T4">Functionality: Apply temporal logic's law of idempotency.</text:span></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83191996" text:continue-numbering="true" text:style-name="L1">
                <text:list-header>
                  <text:p text:style-name="P10">Explanation</text:p>
                </text:list-header>
              </text:list>
            </table:table-cell>
            <table:table-cell table:style-name="Tabelle15.B1" office:value-type="string">
              <text:list xml:id="list320046130" text:continue-numbering="true" text:style-name="L1">
                <text:list-header>
                  <text:p text:style-name="P10">Example</text:p>
                </text:list-header>
              </text:list>
            </table:table-cell>
          </table:table-row>
        </table:table-header-rows>
        <table:table-row>
          <table:table-cell table:style-name="Tabelle15.A2" office:value-type="string">
            <text:list xml:id="list743183020" text:continue-list="list320046130" text:style-name="L1">
              <text:list-item text:start-value="1">
                <text:p text:style-name="P6">Check if given term is of type SAND or AND or OR or XOR; if not then exit.</text:p>
              </text:list-item>
              <text:list-item>
                <text:p text:style-name="P6">For each operand of given term check for duplicates and remove them from given term.</text:p>
                <text:p text:style-name="P6"/>
              </text:list-item>
              <text:list-item>
                <text:p text:style-name="P6">If given term has only one single operand left (i.e. all its operands from the beginning were identical), then given term = operand</text:p>
              </text:list-item>
            </text:list>
          </table:table-cell>
          <table:table-cell table:style-name="Tabelle15.B2" office:value-type="string">
            <text:list xml:id="list1883407160" text:continue-numbering="true" text:style-name="L1">
              <text:list-header>
                <text:p text:style-name="P11">SAND[ X,Y,X ] </text:p>
                <text:p text:style-name="P11">X: duplicate found and removed</text:p>
                <text:p text:style-name="P11">Y: no duplicate found</text:p>
              </text:list-header>
            </text:list>
            <text:p text:style-name="P9"/>
            <text:p text:style-name="P15">two operands left → do nothing</text:p>
            <text:p text:style-name="P15"/>
            <text:p text:style-name="P15">SAND[ X,Y ]</text:p>
          </table:table-cell>
        </table:table-row>
      </table:table>
      <text:h text:style-name="P32" text:outline-level="3">LawOfNonrecurrence</text:h>
      <text:p text:style-name="Text_20_body">Functionality: Look for and filter recurrences of events.</text:p>
      <text:p text:style-name="Text_20_body">Background: If a temporal term requires that a event happened at one time, then if in the same term the same event recurres for a later time the term (or at least some part of it) is False.</text:p>
      <text:p text:style-name="Text_20_body">Examples: <text:tab/>PAND[ X,X ] → False<text:tab/> <text:line-break/><text:tab/><text:tab/>PAND[ X, PAND[ Y,X ] ] → False<text:tab/><text:line-break/><text:soft-pag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2076849925" text:continue-numbering="true" text:style-name="L1">
                <text:list-header>
                  <text:p text:style-name="P10">Explanation</text:p>
                </text:list-header>
              </text:list>
            </table:table-cell>
            <table:table-cell table:style-name="Tabelle9.B1" office:value-type="string">
              <text:list xml:id="list189414889" text:continue-numbering="true" text:style-name="L1">
                <text:list-header>
                  <text:p text:style-name="P10">Example</text:p>
                </text:list-header>
              </text:list>
            </table:table-cell>
          </table:table-row>
        </table:table-header-rows>
        <table:table-row>
          <table:table-cell table:style-name="Tabelle9.A2" office:value-type="string">
            <text:list xml:id="list2148142527" text:continue-list="list189414889" text:style-name="L1">
              <text:list-item text:start-value="1">
                <text:p text:style-name="P6">Check if given term is of type PAND; if not then exit.</text:p>
              </text:list-item>
              <text:list-item>
                <text:p text:style-name="P6">Check if given term has only two operands, if not then exit.</text:p>
              </text:list-item>
              <text:list-item>
                <text:p text:style-name="P6">Take first operand and according to the type, extract all events and put them to the “A-list” (note: “term” in this context denotes each and every (sub)term that is currently inspected):</text:p>
                <text:list>
                  <text:list-item>
                    <text:p text:style-name="P6">if type of term is PAND or SAND or AND: add whole term itself to A-list and continue inspection (step 3) for all operands of term (i.e. next lower level of inspection).</text:p>
                  </text:list-item>
                  <text:list-item>
                    <text:p text:style-name="P6">if type of term is OR or XOR or term is a basic event: add only the whole term itself to A-list and return to next higher level of inspection (step 3).</text:p>
                  </text:list-item>
                  <text:list-item>
                    <text:p text:style-name="P6">if type of term is NOT then return to next higher level of inspection (step 3) (NOT-PANDs are covered separately).</text:p>
                  </text:list-item>
                </text:list>
              </text:list-item>
              <text:list-item>
                <text:p text:style-name="P6">Take second operand and according to the type, extract all events and put them to the “B-list” (note: “term” in this context denotes each and every (sub)term that is currently inspected):</text:p>
                <text:list>
                  <text:list-item>
                    <text:p text:style-name="P6">if type of term is PAND: add the term itself to B-list and continue inspection (step 4) for last operand of term.</text:p>
                  </text:list-item>
                  <text:list-item>
                    <text:p text:style-name="P6">If type of term is AND or SAND: add the term itself to B-list and continue inspection (step 4) for all operands of term.</text:p>
                  </text:list-item>
                  <text:list-item>
                    <text:p text:style-name="P6">if type of term is OR or XOR or term is a basic event: add only the whole term itself to B-list and return to next higher level of inspection (step 4).</text:p>
                  </text:list-item>
                  <text:list-item>
                    <text:p text:style-name="P6">if type of term is NOT then return to next higher level of inspection (step 4) (NOT-PANDs are covered separately).</text:p>
                  </text:list-item>
                  <text:list-item>
                    <text:p text:style-name="P6">At each step before continuing the inspection check wether any of the events in B-list is listed in A-list.</text:p>
                  </text:list-item>
                  <text:list-item>
                    <text:p text:style-name="P6">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727925635" text:continue-numbering="true" text:style-name="L1">
              <text:list-header>
                <text:p text:style-name="P11">PAND[ PAND[ X,Y ], PAND[ PAND[ Y,X ], Z ]] </text:p>
              </text:list-header>
            </text:list>
            <text:p text:style-name="P5"/>
            <text:p text:style-name="P15">PAND[ X,Y ]<text:line-break/></text:p>
            <text:p text:style-name="P15"/>
            <text:p text:style-name="P15">type: PAND → PAND[X,Y] @ A-list<text:line-break/> <text:s text:c="3"/>type: Basic event → X @ A-list</text:p>
            <text:p text:style-name="P15"><text:s text:c="4"/>type: Basic event → Y @ A-list</text:p>
            <text:p text:style-name="P15"/>
            <text:p text:style-name="P15">→ A-list holds three elements: </text:p>
            <text:p text:style-name="P15"><text:tab/><text:tab/><text:tab/>{PAND[X,Y]; X; Y}</text:p>
            <text:p text:style-name="P15"/>
            <text:p text:style-name="P15"/>
            <text:p text:style-name="P15">PAND[ PAND[ Y,X ], Z ]</text:p>
            <text:p text:style-name="P15"/>
            <text:p text:style-name="P15"/>
            <text:p text:style-name="P15">type: PAND → </text:p>
            <text:p text:style-name="P15"><text:tab/>PAND[ PAND[ Y,X ], Z ] @ B-list</text:p>
            <text:p text:style-name="P15">check according to (e): no element of B-list is listed in A-list → continue</text:p>
            <text:p text:style-name="P15"/>
            <text:p text:style-name="P15"><text:s text:c="5"/>type: Basic event → Z @ B-list</text:p>
            <text:p text:style-name="P15"><text:s text:c="5"/>check according to (e): no element of B-<text:line-break/> <text:s text:c="4"/>list is listed in A-list → continue</text:p>
            <text:p text:style-name="P15"/>
            <text:p text:style-name="P15">(Note: the overall term PAND[ PAND[ X,Y ], PAND[ PAND[ Y,X ], Z ]] would still yield False in the end, as AND[PAND[ X,Y ],PAND[ Y,X ]] yields False, resulting in PAND[False, Z] = False.)</text:p>
          </table:table-cell>
        </table:table-row>
      </table:table>
      <text:h text:style-name="P32"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505979415" text:continue-numbering="true" text:style-name="L1">
                <text:list-header>
                  <text:p text:style-name="P10">Explanation</text:p>
                </text:list-header>
              </text:list>
            </table:table-cell>
            <table:table-cell table:style-name="Tabelle10.B1" office:value-type="string">
              <text:list xml:id="list88993163" text:continue-numbering="true" text:style-name="L1">
                <text:list-header>
                  <text:p text:style-name="P10">Example</text:p>
                </text:list-header>
              </text:list>
            </table:table-cell>
          </table:table-row>
        </table:table-header-rows>
        <table:table-row>
          <table:table-cell table:style-name="Tabelle10.A2" office:value-type="string">
            <text:list xml:id="list1048684186" text:continue-list="list88993163" text:style-name="L1">
              <text:list-item text:start-value="1">
                <text:p text:style-name="P6">Check if given term is of type NOT and that child of given term is either False or True; if not then exit.</text:p>
              </text:list-item>
              <text:list-item>
                <text:p text:style-name="P6">If child of given term ist True then set given term to False; <text:line-break/>else set given term is set to True.</text:p>
              </text:list-item>
            </text:list>
          </table:table-cell>
          <table:table-cell table:style-name="Tabelle10.B2" office:value-type="string">
            <text:list xml:id="list1018994045" text:continue-numbering="true" text:style-name="L1">
              <text:list-header>
                <text:p text:style-name="P20">NOT[False] </text:p>
                <text:p text:style-name="P6"/>
                <text:p text:style-name="P11">True</text:p>
              </text:list-header>
            </text:list>
          </table:table-cell>
        </table:table-row>
      </table:table>
      <text:h text:style-name="P32"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841998442" text:continue-numbering="true" text:style-name="L1">
                <text:list-header>
                  <text:p text:style-name="P10">Explanation</text:p>
                </text:list-header>
              </text:list>
            </table:table-cell>
            <table:table-cell table:style-name="Tabelle8.B1" office:value-type="string">
              <text:list xml:id="list1788413072" text:continue-numbering="true" text:style-name="L1">
                <text:list-header>
                  <text:p text:style-name="P10">Example</text:p>
                </text:list-header>
              </text:list>
            </table:table-cell>
          </table:table-row>
        </table:table-header-rows>
        <table:table-row>
          <table:table-cell table:style-name="Tabelle8.A2" office:value-type="string">
            <text:list xml:id="list1181145668" text:continue-list="list1788413072" text:style-name="L1">
              <text:list-item text:start-value="1">
                <text:p text:style-name="P6">Check if given term is of type NOT and that child of given term is of type NOT; if not then exit.</text:p>
              </text:list-item>
              <text:list-item>
                <text:p text:style-name="P6">Given Term is set to child of the child of given term.</text:p>
              </text:list-item>
            </text:list>
          </table:table-cell>
          <table:table-cell table:style-name="Tabelle8.B2" office:value-type="string">
            <text:list xml:id="list819176413" text:continue-numbering="true" text:style-name="L1">
              <text:list-header>
                <text:p text:style-name="P11">NOT[ NOT[ X ]] </text:p>
                <text:p text:style-name="P6"/>
                <text:p text:style-name="P11">X</text:p>
              </text:list-header>
            </text:list>
          </table:table-cell>
        </table:table-row>
      </table:table>
      <text:h text:style-name="P32" text:outline-level="3"><text:soft-page-break/>ORXORFalse</text:h>
      <text:p text:style-name="Text_20_body">Functionality: Remove any occurrences of False in an OR or an XOR term. If afterwards only one operand is left, then retu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428763901" text:continue-numbering="true" text:style-name="L1">
                <text:list-header>
                  <text:p text:style-name="P10">Explanation</text:p>
                </text:list-header>
              </text:list>
            </table:table-cell>
            <table:table-cell table:style-name="Tabelle5.B1" office:value-type="string">
              <text:list xml:id="list951057790" text:continue-numbering="true" text:style-name="L1">
                <text:list-header>
                  <text:p text:style-name="P10">Example</text:p>
                </text:list-header>
              </text:list>
            </table:table-cell>
          </table:table-row>
        </table:table-header-rows>
        <table:table-row>
          <table:table-cell table:style-name="Tabelle5.A2" office:value-type="string">
            <text:list xml:id="list402342315" text:continue-list="list951057790" text:style-name="L1">
              <text:list-item text:start-value="1">
                <text:p text:style-name="P6">Check if given term <text:s/>is of type OR or XOR; if not then exit.</text:p>
              </text:list-item>
              <text:list-item>
                <text:p text:style-name="P6">For each operand of the given term do: if operand = False, then remove operand from given term.</text:p>
              </text:list-item>
              <text:list-item>
                <text:p text:style-name="P6">If only one operand in given term left, then given term = operand</text:p>
              </text:list-item>
              <text:list-item>
                <text:p text:style-name="P6">else if no operand in given term left, then given term = False</text:p>
              </text:list-item>
              <text:list-item>
                <text:p text:style-name="P6">exit.</text:p>
              </text:list-item>
            </text:list>
          </table:table-cell>
          <table:table-cell table:style-name="Tabelle5.B2" office:value-type="string">
            <text:list xml:id="list1979570615" text:continue-numbering="true" text:style-name="L1">
              <text:list-header>
                <text:p text:style-name="P11">OR[ W,False,Y,Z ]</text:p>
                <text:p text:style-name="P11">W &lt;&gt; False, </text:p>
                <text:p text:style-name="P11">False = False → OR[ W,Y,Z ]</text:p>
                <text:p text:style-name="P11"/>
                <text:p text:style-name="P14"/>
              </text:list-header>
            </text:list>
          </table:table-cell>
        </table:table-row>
      </table:table>
      <text:h text:style-name="P32"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606301657" text:continue-numbering="true" text:style-name="L1">
                <text:list-header>
                  <text:p text:style-name="P10">Explanation</text:p>
                </text:list-header>
              </text:list>
            </table:table-cell>
            <table:table-cell table:style-name="Tabelle4.B1" office:value-type="string">
              <text:list xml:id="list133633019" text:continue-numbering="true" text:style-name="L1">
                <text:list-header>
                  <text:p text:style-name="P10">Example</text:p>
                </text:list-header>
              </text:list>
            </table:table-cell>
          </table:table-row>
        </table:table-header-rows>
        <table:table-row>
          <table:table-cell table:style-name="Tabelle4.A2" office:value-type="string">
            <text:list xml:id="list942526401" text:continue-list="list133633019" text:style-name="L1">
              <text:list-item text:start-value="1">
                <text:p text:style-name="P6">Check if given term is of type OR or XOR; if not then exit.</text:p>
              </text:list-item>
              <text:list-item>
                <text:p text:style-name="P6">Unset flag.</text:p>
              </text:list-item>
              <text:list-item>
                <text:p text:style-name="P6">For each operand of the given term do: if operand = True, then set flag.</text:p>
              </text:list-item>
            </text:list>
            <text:p text:style-name="P5"/>
            <text:p text:style-name="P5"/>
            <text:list xml:id="list1338121271" text:continue-numbering="true" text:style-name="L1">
              <text:list-item>
                <text:p text:style-name="P6">If flag is set then given term = True</text:p>
              </text:list-item>
              <text:list-item>
                <text:p text:style-name="P6">exit.</text:p>
              </text:list-item>
            </text:list>
          </table:table-cell>
          <table:table-cell table:style-name="Tabelle4.B2" office:value-type="string">
            <text:list xml:id="list1037470215" text:continue-numbering="true" text:style-name="L1">
              <text:list-header>
                <text:p text:style-name="P11">OR[ W,True,Y,Z ]</text:p>
                <text:p text:style-name="P11"/>
                <text:p text:style-name="P11">W &lt;&gt; True → flag = 0,</text:p>
                <text:p text:style-name="P11">True = True → flag = 1, ...</text:p>
                <text:p text:style-name="P11"/>
                <text:p text:style-name="P11">True</text:p>
              </text:list-header>
            </text:list>
          </table:table-cell>
        </table:table-row>
      </table:table>
      <text:h text:style-name="P32" text:outline-level="3">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916281736" text:continue-numbering="true" text:style-name="L1">
                <text:list-header>
                  <text:p text:style-name="P10">Explanation</text:p>
                </text:list-header>
              </text:list>
            </table:table-cell>
            <table:table-cell table:style-name="Tabelle11.B1" office:value-type="string">
              <text:list xml:id="list273448200" text:continue-numbering="true" text:style-name="L1">
                <text:list-header>
                  <text:p text:style-name="P10">Example</text:p>
                </text:list-header>
              </text:list>
            </table:table-cell>
          </table:table-row>
        </table:table-header-rows>
        <table:table-row>
          <table:table-cell table:style-name="Tabelle11.A2" office:value-type="string">
            <text:list xml:id="list1842393962" text:continue-list="list273448200" text:style-name="L1">
              <text:list-item text:start-value="1">
                <text:p text:style-name="P6">Check if given term is of type PAND and term has two operands; if not then exit.</text:p>
              </text:list-item>
              <text:list-item>
                <text:p text:style-name="P6">If first operand of term is False then set given term to False;</text:p>
              </text:list-item>
              <text:list-item>
                <text:p text:style-name="P6">else if second operand of term is either True or False then set given term to False.</text:p>
              </text:list-item>
            </text:list>
          </table:table-cell>
          <table:table-cell table:style-name="Tabelle11.B2" office:value-type="string">
            <text:list xml:id="list1878022858" text:continue-numbering="true" text:style-name="L1">
              <text:list-header>
                <text:p text:style-name="P11">PAND[ False,X ] </text:p>
                <text:p text:style-name="P11"/>
                <text:p text:style-name="P11">False = False → <text:line-break/><text:tab/>given term = False,</text:p>
                <text:p text:style-name="P14"/>
              </text:list-header>
            </text:list>
          </table:table-cell>
        </table:table-row>
      </table:table>
      <text:h text:style-name="P32"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378038288" text:continue-numbering="true" text:style-name="L1">
                <text:list-header>
                  <text:p text:style-name="P10">Explanation</text:p>
                </text:list-header>
              </text:list>
            </table:table-cell>
            <table:table-cell table:style-name="Tabelle12.B1" office:value-type="string">
              <text:list xml:id="list1434079693" text:continue-numbering="true" text:style-name="L1">
                <text:list-header>
                  <text:p text:style-name="P10">Example</text:p>
                </text:list-header>
              </text:list>
            </table:table-cell>
          </table:table-row>
        </table:table-header-rows>
        <table:table-row>
          <table:table-cell table:style-name="Tabelle12.A2" office:value-type="string">
            <text:list xml:id="list1924852842" text:continue-list="list1434079693" text:style-name="L1">
              <text:list-item text:start-value="1">
                <text:p text:style-name="P6">Check if given term is of type PAND and term has two operands; if not then exit.</text:p>
              </text:list-item>
              <text:list-item>
                <text:p text:style-name="P6">If first operand of term equals the second operand then set given term to False;</text:p>
              </text:list-item>
            </text:list>
          </table:table-cell>
          <table:table-cell table:style-name="Tabelle12.B2" office:value-type="string">
            <text:list xml:id="list661722405" text:continue-numbering="true" text:style-name="L1">
              <text:list-header>
                <text:p text:style-name="P11">---</text:p>
                <text:p text:style-name="P14"/>
              </text:list-header>
            </text:list>
          </table:table-cell>
        </table:table-row>
      </table:table>
      <text:h text:style-name="P32" text:outline-level="3">PANDPANDTransform</text:h>
      <text:p text:style-name="P22"><text:span text:style-name="T4">Functionality: Transform according to the following rule: PAND[ X, PAND[ Y,Z ] ] → PAND[ AND[ X,Y ], Z ] ]</text:span></text:p>
      <text:p text:style-name="Text_20_body"><text:soft-page-break/>Example: see Functionality.</text:p>
      <text:p text:style-name="Text_20_body">Algorithm:</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2140900700" text:continue-numbering="true" text:style-name="L1">
                <text:list-header>
                  <text:p text:style-name="P10">Explanation</text:p>
                </text:list-header>
              </text:list>
            </table:table-cell>
            <table:table-cell table:style-name="Tabelle16.B1" office:value-type="string">
              <text:list xml:id="list1624414341" text:continue-numbering="true" text:style-name="L1">
                <text:list-header>
                  <text:p text:style-name="P10">Example</text:p>
                </text:list-header>
              </text:list>
            </table:table-cell>
          </table:table-row>
        </table:table-header-rows>
        <table:table-row>
          <table:table-cell table:style-name="Tabelle16.A2" office:value-type="string">
            <text:list xml:id="list554726669" text:continue-list="list1624414341" text:style-name="L1">
              <text:list-item text:start-value="1">
                <text:p text:style-name="P6">Check if given term is of type PAND and has two operands; if not then exit.</text:p>
              </text:list-item>
              <text:list-item>
                <text:p text:style-name="P6">Check if second operand of given term is of type PAND and has two operands; if not then exit.</text:p>
              </text:list-item>
              <text:list-item>
                <text:p text:style-name="P6">Set opX = first operand of given term and opY = first operand of second operand of given term and opZ = second operand of second operand of given term.</text:p>
              </text:list-item>
              <text:list-item>
                <text:p text:style-name="P6">Check if in EventList there is a event identical to <text:line-break/>PAND[ AND[ opX, opY ], opZ ].</text:p>
              </text:list-item>
              <text:list-item>
                <text:p text:style-name="P6">If yes, then set given term to this existing event and exit.</text:p>
              </text:list-item>
              <text:list-item>
                <text:p text:style-name="P6">Check if in EventList there is a event identical to AND[ opX, opY ].</text:p>
              </text:list-item>
              <text:list-item>
                <text:p text:style-name="P6">If no, then </text:p>
                <text:list>
                  <text:list-item>
                    <text:p text:style-name="P6">create a new TTFTAObject of type AND,</text:p>
                  </text:list-item>
                  <text:list-item>
                    <text:p text:style-name="P6">set <text:s/>opX and opY as its new operands.</text:p>
                  </text:list-item>
                  <text:list-item>
                    <text:p text:style-name="P6">rebuild given term with this new event as first and opZ as second operand.</text:p>
                  </text:list-item>
                </text:list>
              </text:list-item>
              <text:list-item>
                <text:p text:style-name="P6">Else, rebuild given term with this existing event as first and opZ as second operand.</text:p>
              </text:list-item>
            </text:list>
          </table:table-cell>
          <table:table-cell table:style-name="Tabelle16.B2" office:value-type="string">
            <text:list xml:id="list146469928" text:continue-numbering="true" text:style-name="L1">
              <text:list-header>
                <text:p text:style-name="P11">PAND[ X, PAND[ Y,Z ] ]</text:p>
              </text:list-header>
            </text:list>
            <text:p text:style-name="P9"/>
            <text:p text:style-name="P9"/>
            <text:p text:style-name="P15">opX = X</text:p>
            <text:p text:style-name="P15">opY = Y</text:p>
            <text:p text:style-name="P15">opZ = Z</text:p>
            <text:p text:style-name="P15"/>
            <text:p text:style-name="P15"/>
            <text:p text:style-name="P15"/>
            <text:p text:style-name="P15">AND[ X,Y ]</text:p>
            <text:p text:style-name="P15"/>
            <text:p text:style-name="P15"/>
            <text:p text:style-name="P15"/>
            <text:list xml:id="list1588711207" text:continue-numbering="true" text:style-name="L1">
              <text:list-header>
                <text:p text:style-name="P11"/>
              </text:list-header>
              <text:list-item>
                <text:p text:style-name="P11"/>
                <text:p text:style-name="P11">PAND[ AND[ X,Y ], Z ] ]</text:p>
              </text:list-item>
            </text:list>
          </table:table-cell>
        </table:table-row>
      </table:table>
      <text:h text:style-name="P33" text:outline-level="3">SANDFalse</text:h>
      <text:p text:style-name="P21"><text:span text:style-name="T11">Functionality: Return False, if any of the operands of SAND term is False or if any of the operands is True and (important!) at least one other operand is not True (i.e. is False or a “normal” term); if all operands are True, then return True.</text:span></text:p>
      <text:p text:style-name="Text_20_body"><text:span text:style-name="T11">Example: <text:tab/>SAND[ X,True ] → False<text:tab/><text:line-break/><text:tab/><text:tab/>SAND[ False,X ] → False<text:tab/><text:line-break/><text:tab/>but:<text:tab/>SAND[ True,True ] → True<text:tab/></text:span></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98806643" text:continue-numbering="true" text:style-name="L1">
                <text:list-header>
                  <text:p text:style-name="P10">Explanation</text:p>
                </text:list-header>
              </text:list>
            </table:table-cell>
            <table:table-cell table:style-name="Tabelle17.B1" office:value-type="string">
              <text:list xml:id="list616087331" text:continue-numbering="true" text:style-name="L1">
                <text:list-header>
                  <text:p text:style-name="P10">Example</text:p>
                </text:list-header>
              </text:list>
            </table:table-cell>
          </table:table-row>
        </table:table-header-rows>
        <table:table-row>
          <table:table-cell table:style-name="Tabelle17.A2" office:value-type="string">
            <text:list xml:id="list1641342358" text:continue-list="list616087331" text:style-name="L1">
              <text:list-item text:start-value="1">
                <text:p text:style-name="P6">Check if given term is of type SAND; if not then exit.</text:p>
              </text:list-item>
              <text:list-item>
                <text:p text:style-name="P7">For each operand of given term do the following</text:p>
                <text:list>
                  <text:list-item>
                    <text:p text:style-name="P7">if operand is False, then set given term = False and exit.</text:p>
                  </text:list-item>
                  <text:list-item>
                    <text:p text:style-name="P7">if operand is True and flag “atLeastOneIsNormal” is set, then then set given term = False and exit.</text:p>
                  </text:list-item>
                  <text:list-item>
                    <text:p text:style-name="P7">if operand is neither True nor False then set flag “atLeastOneIsNormal”.</text:p>
                  </text:list-item>
                </text:list>
              </text:list-item>
            </text:list>
          </table:table-cell>
          <table:table-cell table:style-name="Tabelle17.B2" office:value-type="string">
            <text:list xml:id="list1111128816" text:continue-numbering="true" text:style-name="L1">
              <text:list-header>
                <text:p text:style-name="P11">SAND[ X,True ]</text:p>
                <text:p text:style-name="P11">X: set Flag.</text:p>
                <text:p text:style-name="P11">True: is True and Flag is set → </text:p>
              </text:list-header>
            </text:list>
            <text:p text:style-name="P9"/>
            <text:p text:style-name="P15"/>
            <text:p text:style-name="P15">SAND[ X,True ] → False</text:p>
          </table:table-cell>
        </table:table-row>
      </table:table>
      <text:h text:style-name="P32" text:outline-level="3">SANDPANDTransform</text:h>
      <text:p text:style-name="P22"><text:span text:style-name="T4">Functionality: Transform according to the following rule: SAND[ X, PAND[ Y,Z ] ] → PAND[ Y, SAND[ X,Z ] ]</text:span></text:p>
      <text:p text:style-name="P17"><text:span text:style-name="T4">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ormation (see example).</text:span></text:p>
      <text:p text:style-name="Text_20_body">Example: <text:span text:style-name="T11">SAND[ X, PAND[ A,B,C ], Y ] → PAND[ PAND[ A,B ], SAND[ X,Y,C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598719363" text:continue-numbering="true" text:style-name="L1">
                <text:list-header>
                  <text:p text:style-name="P10">Explanation</text:p>
                </text:list-header>
              </text:list>
            </table:table-cell>
            <table:table-cell table:style-name="Tabelle18.B1" office:value-type="string">
              <text:list xml:id="list299495139" text:continue-numbering="true" text:style-name="L1">
                <text:list-header>
                  <text:p text:style-name="P10">Example</text:p>
                </text:list-header>
              </text:list>
            </table:table-cell>
          </table:table-row>
        </table:table-header-rows>
        <table:table-row>
          <table:table-cell table:style-name="Tabelle18.A2" office:value-type="string">
            <text:list xml:id="list715696227" text:continue-list="list299495139" text:style-name="L1">
              <text:list-item text:start-value="1">
                <text:p text:style-name="P6">Check if given term is of type SAND; if not then exit.</text:p>
              </text:list-item>
              <text:list-item>
                <text:p text:style-name="P6">In given term seek first operand of type PAND, if there is none, then exit.</text:p>
              </text:list-item>
              <text:list-item>
                <text:p text:style-name="P6">Extract first operand of type PAND to op1.</text:p>
              </text:list-item>
              <text:list-item>
                <text:p text:style-name="P6">If op1 has more than two operands, then</text:p>
                <text:list>
                  <text:list-item>
                    <text:p text:style-name="P6">create op2 as new TTFTAObject and as a clone of op1 (op1 must not be changed itself, as it could exist (unchanged) at another position within the Temporal Expression).</text:p>
                  </text:list-item>
                  <text:list-item>
                    <text:p text:style-name="P6">Extract last operand of op2 to op3.</text:p>
                  </text:list-item>
                  <text:list-item>
                    <text:p text:style-name="P6">Check if in EventList there is a event identical to op2.</text:p>
                  </text:list-item>
                  <text:list-item>
                    <text:p text:style-name="P6">If yes, then free op2 and reset op2 to this existing event.</text:p>
                  </text:list-item>
                </text:list>
              </text:list-item>
              <text:list-item>
                <text:p text:style-name="P6"><text:soft-page-break/>Else (op1 has two operands), then</text:p>
                <text:list>
                  <text:list-item>
                    <text:p text:style-name="P6">set op2 to first operand of op1.</text:p>
                  </text:list-item>
                  <text:list-item>
                    <text:p text:style-name="P6">set op3 to second operand of op1.</text:p>
                  </text:list-item>
                </text:list>
              </text:list-item>
              <text:list-item>
                <text:p text:style-name="P6">Check if in EventList there is a event identical to <text:line-break/>PAND[ op2, &lt;the remainder of the given term extended by op3&gt; ].</text:p>
              </text:list-item>
              <text:list-item>
                <text:p text:style-name="P6">If yes, then set given term to this existing event and exit.</text:p>
              </text:list-item>
              <text:list-item>
                <text:p text:style-name="P6">Check if in EventList there is a event identical to<text:line-break/>&lt;the remainder of the given term extended by op3&gt;.</text:p>
              </text:list-item>
              <text:list-item>
                <text:p text:style-name="P6">If no, then </text:p>
                <text:list>
                  <text:list-item>
                    <text:p text:style-name="P6">create a new TTFTAObject of type PAND as clone to the remaining given term,</text:p>
                  </text:list-item>
                  <text:list-item>
                    <text:p text:style-name="P6">add op3 as a new operand to this new event.</text:p>
                  </text:list-item>
                  <text:list-item>
                    <text:p text:style-name="P6">Clear the given term of all children.</text:p>
                  </text:list-item>
                  <text:list-item>
                    <text:p text:style-name="P6">Set type of the given term to PAND.</text:p>
                  </text:list-item>
                  <text:list-item>
                    <text:p text:style-name="P6">Add op2 as first operand to the given term and the new event from steps (a) and (b) as second operand to the given term.</text:p>
                  </text:list-item>
                </text:list>
              </text:list-item>
              <text:list-item>
                <text:p text:style-name="P6">else, </text:p>
                <text:list>
                  <text:list-item>
                    <text:p text:style-name="P6">Clear the given term of all children.</text:p>
                  </text:list-item>
                  <text:list-item>
                    <text:p text:style-name="P6">Set type of the given term to PAND.</text:p>
                  </text:list-item>
                  <text:list-item>
                    <text:p text:style-name="P6">Add op2 as first operand to the given term and the existing event from step 8 as second operand to the given term.</text:p>
                  </text:list-item>
                </text:list>
              </text:list-item>
            </text:list>
          </table:table-cell>
          <table:table-cell table:style-name="Tabelle18.B2" office:value-type="string">
            <text:list xml:id="list596019370" text:continue-numbering="true" text:style-name="L1">
              <text:list-header>
                <text:p text:style-name="P11">SAND[ X, PAND[ A,B,C ], Y ] → </text:p>
              </text:list-header>
              <text:list-item>
                <text:p text:style-name="P11"/>
                <text:p text:style-name="P11">op1 = PAND[ A,B,C ]</text:p>
              </text:list-item>
            </text:list>
            <text:p text:style-name="P9"/>
            <text:p text:style-name="P15">op2 = PAND[ A,B,C ]</text:p>
            <text:p text:style-name="P15"/>
            <text:p text:style-name="P15"/>
            <text:p text:style-name="P15">op2 = <text:s/>PAND[ A,B ] ; op3 = C</text:p>
            <text:p text:style-name="P15"/>
            <text:p text:style-name="P15"/>
            <text:p text:style-name="P15"><text:soft-page-break/></text:p>
            <text:p text:style-name="P15"/>
            <text:p text:style-name="P15">remainder: <text:s/>SAND[ X,Y ] → </text:p>
            <text:list xml:id="list1082309539" text:continue-numbering="true" text:style-name="L1">
              <text:list-header>
                <text:p text:style-name="P11">PAND[ A,B,SAND[ X,Y,C ] ] ? No!</text:p>
              </text:list-header>
            </text:list>
            <text:p text:style-name="P9"/>
            <text:p text:style-name="P9"/>
            <text:p text:style-name="P9"/>
            <text:p text:style-name="P9"/>
            <text:p text:style-name="P9"/>
            <text:p text:style-name="P15">New = SAND[ X,Y ]</text:p>
            <text:p text:style-name="P15"/>
            <text:p text:style-name="P15">SAND[ X,Y,C ]</text:p>
            <text:p text:style-name="P15">SAND[ ]</text:p>
            <text:p text:style-name="P15">PAND[ ]</text:p>
            <text:p text:style-name="P15">PAND[PAND[A,B],SAND[X,Y,C]]</text:p>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2108098116" text:continue-numbering="true" text:style-name="L1">
                <text:list-header>
                  <text:p text:style-name="P10">Explanation</text:p>
                </text:list-header>
              </text:list>
            </table:table-cell>
            <table:table-cell table:style-name="Tabelle13.B1" office:value-type="string">
              <text:list xml:id="list1510715148" text:continue-numbering="true" text:style-name="L1">
                <text:list-header>
                  <text:p text:style-name="P10">Example</text:p>
                </text:list-header>
              </text:list>
            </table:table-cell>
          </table:table-row>
        </table:table-header-rows>
        <table:table-row table:style-name="Tabelle13.1">
          <table:table-cell table:style-name="Tabelle13.A2" office:value-type="string">
            <text:list xml:id="list1448289842" text:continue-list="list1510715148" text:style-name="L1">
              <text:list-item text:start-value="1">
                <text:p text:style-name="P6">Call each of the following functions for the given term, iff the flag indicating a change of the given term is not set; note: this means that the first of these functions which actually changes the given term sets the flag indicating a change, the following functions are not entered during this loop.</text:p>
                <text:list>
                  <text:list-item>
                    <text:p text:style-name="P4"><text:span text:style-name="T4">PANDSplit</text:span></text:p>
                  </text:list-item>
                  <text:list-item>
                    <text:p text:style-name="P4"><text:span text:style-name="T4">PANDFalse</text:span></text:p>
                  </text:list-item>
                  <text:list-item>
                    <text:p text:style-name="P4"><text:span text:style-name="T4">ANDFalse</text:span></text:p>
                  </text:list-item>
                  <text:list-item>
                    <text:p text:style-name="P4"><text:span text:style-name="T4">SANDFalse</text:span></text:p>
                  </text:list-item>
                  <text:list-item>
                    <text:p text:style-name="P4"><text:span text:style-name="T4">ORXORTrue</text:span></text:p>
                  </text:list-item>
                  <text:list-item>
                    <text:p text:style-name="P4"><text:span text:style-name="T4">NOTFalseTrue</text:span></text:p>
                  </text:list-item>
                  <text:list-item>
                    <text:p text:style-name="P4"><text:span text:style-name="T4">NOTNOT</text:span></text:p>
                  </text:list-item>
                  <text:list-item>
                    <text:p text:style-name="P4"><text:span text:style-name="T4">ANDTrue</text:span></text:p>
                  </text:list-item>
                  <text:list-item>
                    <text:p text:style-name="P4">ORXORFalse</text:p>
                  </text:list-item>
                  <text:list-item>
                    <text:p text:style-name="P4">PANDMultiples</text:p>
                  </text:list-item>
                  <text:list-item>
                    <text:p text:style-name="P4">LawOfNonrecurrence</text:p>
                  </text:list-item>
                  <text:list-item>
                    <text:p text:style-name="P4">LawOfIdempotency</text:p>
                  </text:list-item>
                  <text:list-item>
                    <text:p text:style-name="P4">LawOfCompleteness</text:p>
                  </text:list-item>
                  <text:list-item>
                    <text:p text:style-name="P4">PANDPANDTransform</text:p>
                  </text:list-item>
                  <text:list-item>
                    <text:p text:style-name="P4">SANDPANDTransform<text:tab/> </text:p>
                  </text:list-item>
                </text:list>
              </text:list-item>
              <text:list-item>
                <text:p text:style-name="P4"><text:span text:style-name="T11">If a change of the given term occured: restart at point 1.(a);<text:line-break/>else (no change): reread the given term (in order to apply possible ealier changes) </text:span></text:p>
              </text:list-item>
              <text:list-item>
                <text:p text:style-name="P6">if given term has children: run SimplificationLoop on each of the children</text:p>
              </text:list-item>
              <text:list-item>
                <text:p text:style-name="P6">if any child of the given term is changed: loop back to point 1 (for child)</text:p>
              </text:list-item>
              <text:list-item>
                <text:p text:style-name="P6">else (no child changed): Return status of flag indicating any change</text:p>
              </text:list-item>
            </text:list>
          </table:table-cell>
          <table:table-cell table:style-name="Tabelle13.B2" office:value-type="string">
            <text:list xml:id="list1903823070" text:continue-numbering="true" text:style-name="L1">
              <text:list-header>
                <text:p text:style-name="P11">---</text:p>
              </text:list-header>
            </text:list>
          </table:table-cell>
        </table:table-row>
      </table:table>
      <text:h text:style-name="P31" text:outline-level="3">SortOperands</text:h>
      <text:p text:style-name="P21"><text:span text:style-name="T11">Functionality: Sort operands in a given term of type AND, OR, XOR, SAND (the commutative operator types).</text:span></text:p>
      <text:p text:style-name="Text_20_body"><text:span text:style-name="T11">Example: <text:tab/>SAND[ A,C,B ] → SAND[ A,B,C ] <text:tab/><text:line-break/><text:tab/><text:tab/>SAND[ PAND[ X,A ], OR[ B,A ]] → SAND[ OR[ A,B ]], PAND[ X,A ]] </text:span></text:p>
      <text:p text:style-name="Text_20_body">Algorithm:</text:p>
      <table:table table:name="Tabelle20" table:style-name="Tabelle20">
        <table:table-column table:style-name="Tabelle20.A"/>
        <table:table-column table:style-name="Tabelle20.B"/>
        <table:table-header-rows>
          <text:soft-page-break/>
          <table:table-row table:style-name="Tabelle20.1">
            <table:table-cell table:style-name="Tabelle20.A1" office:value-type="string">
              <text:list xml:id="list2080654792" text:continue-numbering="true" text:style-name="L1">
                <text:list-header>
                  <text:p text:style-name="P10">Explanation</text:p>
                </text:list-header>
              </text:list>
            </table:table-cell>
            <table:table-cell table:style-name="Tabelle20.B1" office:value-type="string">
              <text:list xml:id="list1545560848" text:continue-numbering="true" text:style-name="L1">
                <text:list-header>
                  <text:p text:style-name="P10">Example</text:p>
                </text:list-header>
              </text:list>
            </table:table-cell>
          </table:table-row>
        </table:table-header-rows>
        <table:table-row>
          <table:table-cell table:style-name="Tabelle20.A2" office:value-type="string">
            <text:list xml:id="list662503810" text:continue-list="list1545560848" text:style-name="L1">
              <text:list-item text:start-value="1">
                <text:p text:style-name="P6">Check if given term is of type SAND or AND or XOR or OR; if not then exit.</text:p>
              </text:list-item>
              <text:list-item>
                <text:p text:style-name="P7">For each operand of given term with flag “sorted” not set do the following:</text:p>
                <text:list>
                  <text:list-item>
                    <text:p text:style-name="P7">if operand has flag “sorted” set, then continue with next operand.</text:p>
                  </text:list-item>
                  <text:list-item>
                    <text:p text:style-name="P7">if operand is not of type SAND or AND or XOR or OR, then continue with next operand.</text:p>
                  </text:list-item>
                  <text:list-item>
                    <text:p text:style-name="P7">Call SortOperands for this operand (iteratively go down in linked lists).</text:p>
                  </text:list-item>
                </text:list>
              </text:list-item>
              <text:list-item>
                <text:p text:style-name="P7">Sort all operands of given term alphabetically according to their TTFTAObject.TemporalExpr.</text:p>
              </text:list-item>
              <text:list-item>
                <text:p text:style-name="P7">Set flag “sorted” in given term.</text:p>
              </text:list-item>
            </text:list>
          </table:table-cell>
          <table:table-cell table:style-name="Tabelle20.B2" office:value-type="string">
            <text:list xml:id="list1234930402" text:continue-numbering="true" text:style-name="L1">
              <text:list-header>
                <text:p text:style-name="P11">SAND[ PAND[ X,A ], OR[ B,A ]]</text:p>
              </text:list-header>
            </text:list>
            <text:p text:style-name="P9"/>
            <text:p text:style-name="P15">PAND[ X,A ] → next operand</text:p>
            <text:p text:style-name="P15">OR[ B,A ] → call S<text:span text:style-name="T8">ortOperands:</text:span></text:p>
            <text:p text:style-name="P15"><text:span text:style-name="T8"><text:tab/>B → next operand</text:span></text:p>
            <text:p text:style-name="P15"><text:span text:style-name="T8"><text:tab/>A → next operand (none)</text:span></text:p>
            <text:p text:style-name="P15"><text:span text:style-name="T8"><text:tab/>B &gt; A → OR[ A,B ]</text:span></text:p>
            <text:p text:style-name="P15"><text:span text:style-name="T8">PAND[ X,A ] &gt; OR[ A,B ] → </text:span></text:p>
            <text:p text:style-name="P15">SAND[ OR[ A,B ]], PAND[ X,A ]] </text:p>
          </table:table-cell>
        </table:table-row>
      </table:table>
      <text:h text:style-name="P31"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399185402" text:continue-numbering="true" text:style-name="L1">
                <text:list-header>
                  <text:p text:style-name="P10">Explanation</text:p>
                </text:list-header>
              </text:list>
            </table:table-cell>
            <table:table-cell table:style-name="Tabelle1.B1" office:value-type="string">
              <text:list xml:id="list1542423534" text:continue-numbering="true" text:style-name="L1">
                <text:list-header>
                  <text:p text:style-name="P10">Example</text:p>
                </text:list-header>
              </text:list>
            </table:table-cell>
          </table:table-row>
        </table:table-header-rows>
        <table:table-row>
          <table:table-cell table:style-name="Tabelle1.A2" office:value-type="string">
            <text:list xml:id="list1472016589" text:continue-list="list1542423534" text:style-name="L1">
              <text:list-item text:start-value="1">
                <text:p text:style-name="P6">Check if given term <text:s/>is of type &lt;XXX&gt; and if it has &gt;2 operands; if not then exit.</text:p>
              </text:list-item>
              <text:list-item>
                <text:p text:style-name="P6">Take the first two operands and make tempExpr = &lt;XXX&gt;[ op1,op2 ] </text:p>
              </text:list-item>
              <text:list-item>
                <text:p text:style-name="P6">Check if in EventList there is a event with temporalExpression = tempExpr</text:p>
              </text:list-item>
              <text:list-item>
                <text:p text:style-name="P6">If yes, then tempTerm is a pointer to this existing event, <text:line-break/>else, then tempTerm is created as new TTFTAObject with tempExpr.</text:p>
              </text:list-item>
              <text:list-item>
                <text:p text:style-name="P6">If in given term there are operands left then </text:p>
                <text:list>
                  <text:list-item>
                    <text:p text:style-name="P6">tempExpr = &lt;XXX&gt;[ tempTerm, nextoperand ]</text:p>
                  </text:list-item>
                  <text:list-item>
                    <text:p text:style-name="P6">goto 2.</text:p>
                    <text:p text:style-name="P6">:</text:p>
                    <text:p text:style-name="P6">:</text:p>
                  </text:list-item>
                </text:list>
              </text:list-item>
              <text:list-item>
                <text:p text:style-name="P6">If in given term there are no operands left then exit.</text:p>
              </text:list-item>
            </text:list>
          </table:table-cell>
          <table:table-cell table:style-name="Tabelle1.B2" office:value-type="string">
            <text:list xml:id="list57733703" text:continue-numbering="true" text:style-name="L1">
              <text:list-header>
                <text:p text:style-name="P11">AND[ W,X,Y,Z ]</text:p>
                <text:p text:style-name="P11"/>
                <text:p text:style-name="P11">AND[ W,X ]</text:p>
                <text:p text:style-name="P11"/>
              </text:list-header>
              <text:list-item>
                <text:p text:style-name="P11"/>
                <text:p text:style-name="P11">AND[ W,X ]</text:p>
                <text:p text:style-name="P11"/>
                <text:p text:style-name="P11">AND[ AND[ W,X ] ,Y ]</text:p>
              </text:list-item>
              <text:list-item>
                <text:p text:style-name="P11">:</text:p>
              </text:list-item>
              <text:list-item>
                <text:p text:style-name="P11">:</text:p>
                <text:p text:style-name="P20">AND[ AND[ AND[ W,X ] ,Y ] ,Z ]</text:p>
              </text:list-item>
            </text:list>
          </table:table-cell>
        </table:table-row>
      </table:table>
      <text:h text:style-name="P29" text:outline-level="2"><text:span text:style-name="T3">Unit uTFTAExpression</text:span></text:h>
      <text:p text:style-name="Text_20_body">This unit holds the class TTFTAExpression and its members and methods. TTFTAExpression provides</text:p>
      <text:list xml:id="list466121609" text:style-name="L2">
        <text:list-item>
          <text:p text:style-name="P19">a temporal term of type TTFTAObject (as provided by unit uTFTAObject),</text:p>
        </text:list-item>
        <text:list-item>
          <text:p text:style-name="P19">input and output TTreeNodes structures for tree-like visualization of the input and output strings; those strings hold, respectively, </text:p>
          <text:list>
            <text:list-item>
              <text:p text:style-name="P19">the temporal expression as entered by the user (input) or</text:p>
            </text:list-item>
            <text:list-item>
              <text:p text:style-name="P19">the temporal expression derived from the input one by applying the rules of temporal logic (output).</text:p>
            </text:list-item>
          </text:list>
        </text:list-item>
        <text:list-item>
          <text:p text:style-name="P19">several methods for (among others)</text:p>
          <text:list>
            <text:list-item>
              <text:p text:style-name="P19">converting the input string as entered by the user into a tree-like visualization,</text:p>
            </text:list-item>
            <text:list-item>
              <text:p text:style-name="P19">converting the input string as entered by the user into a TTFTAObject-structure,</text:p>
            </text:list-item>
            <text:list-item>
              <text:p text:style-name="P19">converting the output string into a tree-like visualization,</text:p>
            </text:list-item>
            <text:list-item>
              <text:p text:style-name="P19">starting the simplification (using the methods in uTFTALogic)</text:p>
            </text:list-item>
          </text:list>
        </text:list-item>
      </text:list>
      <text:p text:style-name="P17"><text:span text:style-name="T4">The following chapters describe the most important algorithms used in this unit.</text:span></text:p>
      <text:h text:style-name="P31" text:outline-level="3">Simplify</text:h>
      <text:p text:style-name="P24"><text:span text:style-name="T4">Functionality: ---</text:span></text:p>
      <text:p text:style-name="P16">Example: ---</text:p>
      <text:p text:style-name="P16">Algorithm:</text:p>
      <table:table table:name="Tabelle19" table:style-name="Tabelle19">
        <table:table-column table:style-name="Tabelle19.A"/>
        <table:table-column table:style-name="Tabelle19.B"/>
        <table:table-header-rows>
          <text:soft-page-break/>
          <table:table-row table:style-name="Tabelle19.1">
            <table:table-cell table:style-name="Tabelle19.A1" office:value-type="string">
              <text:list xml:id="list977607912" text:continue-list="list57733703" text:style-name="L1">
                <text:list-header>
                  <text:p text:style-name="P10">Explanation</text:p>
                </text:list-header>
              </text:list>
            </table:table-cell>
            <table:table-cell table:style-name="Tabelle19.B1" office:value-type="string">
              <text:list xml:id="list291569609" text:continue-numbering="true" text:style-name="L1">
                <text:list-header>
                  <text:p text:style-name="P10">Example</text:p>
                </text:list-header>
              </text:list>
            </table:table-cell>
          </table:table-row>
        </table:table-header-rows>
        <table:table-row>
          <table:table-cell table:style-name="Tabelle19.A2" office:value-type="string">
            <text:list xml:id="list1412506423" text:continue-list="list291569609" text:style-name="L1">
              <text:list-item text:start-value="1">
                <text:p text:style-name="P8">---</text:p>
              </text:list-item>
            </text:list>
          </table:table-cell>
          <table:table-cell table:style-name="Tabelle19.B2" office:value-type="string">
            <text:list xml:id="list418176593" text:continue-numbering="true" text:style-name="L1">
              <text:list-header>
                <text:p text:style-name="P12">---</text:p>
              </text:list-header>
            </text:list>
          </table:table-cell>
        </table:table-row>
      </table:table>
      <text:h text:style-name="P29" text:outline-level="2"><text:span text:style-name="T3">Unit uTFTAObject</text:span></text:h>
      <text:p text:style-name="P21">This unit holds the classes </text:p>
      <text:list xml:id="list809934265" text:continue-list="list466121609" text:style-name="L2">
        <text:list-item>
          <text:p text:style-name="P23">TTFTAObject (the temporal expression as a linked list of TTFTAObjects)</text:p>
        </text:list-item>
        <text:list-item>
          <text:p text:style-name="P19">TTFTAList (member of TTFTAObject; a list of pointers to the “original” objects (held in TTFTALookuplist))</text:p>
        </text:list-item>
        <text:list-item>
          <text:p text:style-name="P19">TTFTAEventLookupList (a list of all TTFTAObjects existing)</text:p>
        </text:list-item>
      </text:list>
      <text:p text:style-name="Text_20_body"><text:span text:style-name="T9">The current understanding is that there are no complex algorithms in any of uTFTAObject's routines / methods. The use and interplay of those should be sufficiently clear from studying (comments within) the source code.</text:span></text:p>
      <text:h text:style-name="P30" text:outline-level="2"><text:span text:style-name="T2">Unit uTFTAFormTFTASolver</text:span></text:h>
      <text:p text:style-name="P22"><text:span text:style-name="T9">This unit provides the GUI (main windows of the application TFTASolver) as seen by the user.</text:span></text:p>
      <text:p text:style-name="P17"><text:span text:style-name="T9">The current understanding is that there are no complex algorithms in any of uTFTAObject's routines / methods. The use and interplay of those should be sufficiently clear from studying (comments within) the source code.</text:span></text:p>
      <text:p text:style-name="P17"><text:span text:style-name="T9">[EOF]</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Aahs" svg:font-family="Aahs"/>
    <style:font-face style:name="Georgia2" svg:font-family="Georgia, serif"/>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hadow="none"/>
    </style:style>
    <style:style style:name="Tabelle3.A" style:family="table-column">
      <style:table-column-properties style:column-width="17.667cm" style:rel-column-width="10016*"/>
    </style:style>
    <style:style style:name="Tabelle3.B" style:family="table-column">
      <style:table-column-properties style:column-width="1.339cm" style:rel-column-width="759*"/>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3T16:28:06.99">13. Dec. 2008</text:date> / Version <text:editing-cycles>78</text:editing-cycles></text:p>
            </table:table-cell>
            <table:table-cell table:style-name="Tabelle3.A1" office:value-type="string">
              <text:p text:style-name="MP2"><text:span text:style-name="MT2">p.</text:span> <text:page-number text:select-page="current">10</text:page-number>/<text:page-count>10</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78</meta:editing-cycles>
    <meta:editing-duration>PT29H34M56S</meta:editing-duration>
    <dc:date>2008-12-13T16:28:07</dc:date>
    <dc:creator>Simon J. Schilling</dc:creator>
    <meta:printed-by>Simon J. Schilling</meta:printed-by>
    <meta:print-date>2008-12-13T15:22:16</meta:print-date>
    <meta:document-statistic meta:table-count="20" meta:image-count="0" meta:object-count="0" meta:page-count="10" meta:paragraph-count="424" meta:word-count="4244" meta:character-count="23150"/>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